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ersionManager.checkIsCheckedOut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VersionManager.removeVersion( NodeState versionHistoryState , NodeState vers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checkin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resolveMergeConflict( NodeState nodeState , NodeState versionState , boolean 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checkout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restore( NodeState [ ] versionStates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restore( NodeState nodeState , Path relativePath , NodeState versionState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merge( NodeState nodeState , String workspaceName , boolean bestEff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getVersionHistoryEntry( NodeState version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isCheckedOut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VersionManager.addVersionLabel( NodeState versionHistoryState , NodeState versionState , Name qLabel , boolean mov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removeVersionLabel( NodeState versionHistoryState , NodeState versionState , Name q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ersionManager.getVersionableNodeEntry( NodeState vers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